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5pt" fo:font-weight="bold" officeooo:rsid="00126ff4" officeooo:paragraph-rsid="00126ff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officeooo:rsid="00126ff4" officeooo:paragraph-rsid="00126ff4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26ff4" officeooo:paragraph-rsid="00126f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26ff4" officeooo:paragraph-rsid="00126ff4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2dfed" officeooo:paragraph-rsid="0012dfed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2dfed" officeooo:paragraph-rsid="0012dfed" style:font-size-asian="15pt" style:font-weight-asian="bold" style:font-size-complex="15pt" style:font-weight-complex="bold"/>
    </style:style>
    <style:style style:name="P7" style:family="paragraph">
      <style:paragraph-properties fo:text-align="center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2dfed" officeooo:paragraph-rsid="0012dfed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2dfed"/>
    </style:style>
    <style:style style:name="T3" style:family="text">
      <style:text-properties fo:font-size="14pt" fo:font-weight="bold" officeooo:rsid="0012dfed" style:font-size-asian="14pt" style:font-weight-asian="bold" style:font-size-complex="14pt" style:font-weight-complex="bol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. : N333</text:p>
      <text:p text:style-name="P2"/>
      <text:p text:style-name="P3">Benvolguts/udes companys/es,</text:p>
      <text:p text:style-name="P3"/>
      <text:p text:style-name="P4">Segtuin la linea encetada en anys anteriors, ens plau comunicar-vos que el S<text:span text:style-name="T1">ervei de Recaudació de l’Ajuntament de Maó</text:span> adjudica de data límit pels pagaments de l’<text:span text:style-name="T1">IBI</text:span></text:p>
      <text:p text:style-name="P4">abans del pròxim més <text:span text:style-name="T1">d’Abril</text:span></text:p>
      <text:p text:style-name="P4"/>
      <text:p text:style-name="P4">Tot el grup d’usuaris ha de fer-ho obligat <text:span text:style-name="T2">a través del nombre de teléfon <text:s/></text:span><text:span text:style-name="T3">97162631231</text:span></text:p>
      <text:p text:style-name="P4"/>
      <text:p text:style-name="P5">Així mateix recordo que les portes estaràn obertes a partir de les <text:span text:style-name="T1">8 del matí</text:span>, per fer donacions a la causa meteorològica de València.</text:p>
      <text:p text:style-name="P5"/>
      <text:p text:style-name="P6">Ben cordialment</text:p>
      <text:p text:style-name="P5"><draw:line text:anchor-type="paragraph" draw:z-index="1" draw:name="Line 2" draw:style-name="gr1" draw:text-style-name="P7" svg:x1="0.919cm" svg:y1="0.187cm" svg:x2="1.686cm" svg:y2="0.901cm"><text:p/></draw:line><draw:line text:anchor-type="paragraph" draw:z-index="2" draw:name="Line 3" draw:style-name="gr1" draw:text-style-name="P7" svg:x1="0.945cm" svg:y1="1.245cm" svg:x2="0.919cm" svg:y2="0.187cm"><text:p/></draw:line></text:p>
      <text:p text:style-name="P5"><draw:line text:anchor-type="paragraph" draw:z-index="0" draw:name="Line 1" draw:style-name="gr1" draw:text-style-name="P7" svg:x1="0.178cm" svg:y1="0.373cm" svg:x2="1.686cm" svg:y2="0.347cm"><text:p/></draw:line></text:p>
      <text:p text:style-name="P5"><draw:line text:anchor-type="paragraph" draw:z-index="3" draw:name="Line 4" draw:style-name="gr1" draw:text-style-name="P7" svg:x1="2.03cm" svg:y1="0.085cm" svg:x2="0.945cm" svg:y2="0.191cm"><text:p/></draw:line></text:p>
      <text:p text:style-name="P5">David Sánchez Cabanillas</text:p>
      <text:p text:style-name="P5">Assesor de imposts al ciutadà del Consell Insular de Menorca</text:p>
      <text:p text:style-name="P5"/>
      <text:p text:style-name="P8">Maó, 12 de novembre de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41:43.907329365</meta:creation-date>
    <dc:date>2024-11-12T08:36:14.753462962</dc:date>
    <meta:editing-duration>PT48M33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10" meta:word-count="97" meta:character-count="578" meta:non-whitespace-character-count="490"/>
  </office:meta>
</office:document-meta>
</file>